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9fc" officeooo:paragraph-rsid="000ff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prompts</text:p>
      <text:p text:style-name="P1"/>
      <text:p text:style-name="P1">psql -h mod-databases.cs.bham.ac.uk <text:s/><text:tab/><text:tab/>- connect to server</text:p>
      <text:p text:style-name="P1"/>
      <text:p text:style-name="P1">\c music<text:tab/><text:tab/><text:tab/><text:tab/><text:tab/><text:tab/>- connect to music db</text:p>
      <text:p text:style-name="P1"/>
      <text:p text:style-name="P1">\dt<text:tab/><text:tab/><text:tab/><text:tab/><text:tab/><text:tab/><text:tab/>- list relations in current d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8:48:59.764191573</meta:creation-date>
    <dc:date>2016-10-03T20:08:21.698089979</dc:date>
    <meta:editing-duration>PT1H4M11S</meta:editing-duration>
    <meta:editing-cycles>1</meta:editing-cycles>
    <meta:document-statistic meta:table-count="0" meta:image-count="0" meta:object-count="0" meta:page-count="1" meta:paragraph-count="4" meta:word-count="23" meta:character-count="149" meta:non-whitespace-character-count="116"/>
    <meta:generator>LibreOffice/5.0.6.2$Linux_X86_64 LibreOffice_project/00m0$Build-2</meta:generator>
  </office:meta>
</office:document-meta>
</file>